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On 25/5/24 16:02, Aaron Rahardja wrote:</text:p>
      <text:p text:style-name="Standard">Hey!</text:p>
      <text:p text:style-name="Standard">I got the abn and was sorting out some other</text:p>
      <text:p text:style-name="Standard">things, also if there's anything wrong about the</text:p>
      <text:p text:style-name="Standard">invoice please let me know.</text:p>
      <text:p text:style-name="Standard">I will start working on it on Monday, and a little</text:p>
      <text:p text:style-name="Standard">heads up on the steps I'll be taking first:</text:p>
      <text:p text:style-name="Standard">- Create a top layer interface protoype</text:p>
      <text:p text:style-name="Standard">demonstrating the things that the calculator</text:p>
      <text:p text:style-name="Standard">would like to have and be able to customise</text:p>
      <text:p text:style-name="Standard">- Discuss and reasses any changes you might</text:p>
      <text:p text:style-name="Standard">want to make with the prototype</text:p>
      <text:p text:style-name="Standard">- Develop the functions/events linked to each</text:p>
      <text:p text:style-name="Standard">of the user controls</text:p>
      <text:p text:style-name="Standard">- Draw out a structure for the database</text:p>
      <text:p text:style-name="Standard">containing customers, orders and materials.</text:p>
      <text:p text:style-name="Standard">Let me if there's anything you wanted to</text:p>
      <text:p text:style-name="Standard">double check or if there's anything at all!</text:p>
      <text:p text:style-name="Standard"/>
      <text:p text:style-name="Standard"/>
      <text:p text:style-name="Standard">On Mon, 27 May 2024, 12:33 Shop 1,</text:p>
      <text:p text:style-name="Standard">&lt;levers@leversart.com&gt; wrote:</text:p>
      <text:p text:style-name="Standard">I'm in a position of being responsible</text:p>
      <text:p text:style-name="Standard">for money which is not my own then I just need</text:p>
      <text:p text:style-name="Standard">to clear a few formalities:</text:p>
      <text:p text:style-name="Standard">1/ Are you able to give me some sort of cap</text:p>
      <text:p text:style-name="Standard">guarantee against budget blow out for</text:p>
      <text:p text:style-name="Standard">completion? We alluded to it in the last</text:p>
      <text:p text:style-name="Standard">conversation, you said that you thought you</text:p>
      <text:p text:style-name="Standard">would be able to finish it up for 5k and I</text:p>
      <text:p text:style-name="Standard">understand you're feeling your way with this, just</text:p>
      <text:p text:style-name="Standard">starting out and I don't want you to undercut</text:p>
      <text:p text:style-name="Standard">yourself either. As I said it's not a question of</text:p>
      <text:p text:style-name="Standard">what you're worth as it is one of what the value is</text:p>
      <text:p text:style-name="Standard">to us of having that program so I need to ask</text:p>
      <text:p text:style-name="Standard">what price you can guarantee completed delivery</text:p>
      <text:p text:style-name="Standard">under. A time frame cap would also be</text:p>
      <text:p text:style-name="Standard">appreciated here.</text:p>
      <text:p text:style-name="Standard">2/ Regards to licensing, just to be sure what your</text:p>
      <text:p text:style-name="Standard">intentions are there if any? Naturally I need to</text:p>
      <text:p text:style-name="Standard">assure that we'll have complete liberty to use or</text:p>
      <text:p text:style-name="Standard">modify it wherever and however without</text:p>
      <text:p text:style-name="Standard">restriction or obligation by/to you or anyone else.</text:p>
      <text:p text:style-name="Standard">Essentially that we will have the rights to it which</text:p>
      <text:p text:style-name="Standard">is not to say exclusively necessarily but if you</text:p>
      <text:p text:style-name="Standard">could tell us something about that, that'd be</text:p>
      <text:p text:style-name="Standard">great.</text:p>
      <text:p text:style-name="Standard">3/ Also to confirm we'll have copies of the</text:p>
      <text:p text:style-name="Standard">program at stages of developing it like after</text:p>
      <text:p text:style-name="Standard">you've done what you've outlaid for the first</text:p>
      <text:p text:style-name="Standard">stage in your last message.</text:p>
      <text:p text:style-name="Standard"/>
      <text:p text:style-name="Standard"><text:soft-page-break/>On Mon, 27 May 2024, 12:59 Aaron Rahardja,</text:p>
      <text:p text:style-name="Standard">&lt;aaron.xzm@gmail.com&gt; wrote:</text:p>
      <text:p text:style-name="Standard">That's and understandable and I would like to make</text:p>
      <text:p text:style-name="Standard">some agreements here:</text:p>
      <text:p text:style-name="Standard">- I would like to be able to maintain possession and</text:p>
      <text:p text:style-name="Standard">be able to use whatever I develop for anything else</text:p>
      <text:p text:style-name="Standard">in the future, but I would also like you to have</text:p>
      <text:p text:style-name="Standard">complete freedom to modify and use it however</text:p>
      <text:p text:style-name="Standard">you would like without any obligation to me</text:p>
      <text:p text:style-name="Standard">- Yes I would be happy to give you versions of the</text:p>
      <text:p text:style-name="Standard">program as they're being developed</text:p>
      <text:p text:style-name="Standard">- For payment I would like to say that the frame</text:p>
      <text:p text:style-name="Standard">calculator without the database, would be agreed</text:p>
      <text:p text:style-name="Standard">to be complete after 3 weeks after I've been paid</text:p>
      <text:p text:style-name="Standard">the advance and perhaps after that 3 week cut off</text:p>
      <text:p text:style-name="Standard">the hourly rate changes from 65 to something like</text:p>
      <text:p text:style-name="Standard">15 for specifically the calculator</text:p>
      <text:p text:style-name="Standard"/>
      <text:p text:style-name="Standard">On Mon, 27 May 2024, 21:52 levers,</text:p>
      <text:p text:style-name="Standard">&lt;levers@leversart.com&gt; wrote:</text:p>
      <text:p text:style-name="Standard">Ok Aaron, thanks for indulging, that sounds fine, I'd be</text:p>
      <text:p text:style-name="Standard">open to a GPL. I have no expectation in regard to you</text:p>
      <text:p text:style-name="Standard">building a database from scratch. The data going in will</text:p>
      <text:p text:style-name="Standard">be pretty limited, the largest in terms of stock would be</text:p>
      <text:p text:style-name="Standard">the moulding of which there are about 700 that we</text:p>
      <text:p text:style-name="Standard">stock, maybe 100 mats, glass options can be counted</text:p>
      <text:p text:style-name="Standard">on two hands max, one hand with mounting options.</text:p>
      <text:p text:style-name="Standard">Customer data is the only thing that could rival</text:p>
      <text:p text:style-name="Standard">moulding, accumulating over time.</text:p>
      <text:p text:style-name="Standard">I'm not certain without the technical foundation what</text:p>
      <text:p text:style-name="Standard">exactly the obstacles are re database or if</text:p>
      <text:p text:style-name="Standard">incorporating something like MariaDB which has a GPL</text:p>
      <text:p text:style-name="Standard">could help address them but I guess the program's not</text:p>
      <text:p text:style-name="Standard">really functional without database functionality so in</text:p>
      <text:p text:style-name="Standard">that respect, it can't be regarded as separate or an</text:p>
      <text:p text:style-name="Standard">added extra in terms of functionality, just an essential</text:p>
      <text:p text:style-name="Standard">component.</text:p>
      <text:p text:style-name="Standard">We can take care of the data entry with just a couple of</text:p>
      <text:p text:style-name="Standard">examples of where to put each type and then just</text:p>
      <text:p text:style-name="Standard">shown some access utility stuff pretty much I think if</text:p>
      <text:p text:style-name="Standard">that helps? Does that enable more clarity at all?</text:p>
      <text:p text:style-name="Standard">Thanks,</text:p>
      <text:p text:style-name="Standard">Troy</text:p>
      <text:p text:style-name="Standard"/>
      <text:p text:style-name="Standard">On 27/5/24 21:58, Aaron Rahardja wrote:</text:p>
      <text:p text:style-name="Standard">Ahh yes to do with the database and me setting a</text:p>
      <text:p text:style-name="Standard">foundation would be to get a template for the structure</text:p>
      <text:p text:style-name="Standard">of the records and make it working with the calculator.</text:p>
      <text:p text:style-name="Standard"/>
      <text:p text:style-name="Standard">On 28/5/24 11:24, levers wrote:</text:p>
      <text:p text:style-name="Standard">First installment should be in your account Aaron. Looking</text:p>
      <text:p text:style-name="Standard">forward to it.</text:p>
      <text:p text:style-name="Standard"><text:soft-page-break/>Regards,</text:p>
      <text:p text:style-name="Standard">Troy</text:p>
      <text:p text:style-name="Standard"/>
      <text:p text:style-name="Standard">On Tue, 28 May 2024, 20:14 levers, &lt;levers@leversart.com&gt;</text:p>
      <text:p text:style-name="Standard">wrote:</text:p>
      <text:p text:style-name="Standard">Money come through ok?</text:p>
      <text:p text:style-name="Standard"/>
      <text:p text:style-name="Standard">On 28/5/24 20:28, Aaron Rahardja wrote:</text:p>
      <text:p text:style-name="Standard">Yes!!!!!!</text:p>
      <text:p text:style-name="Standard">Sorry my email didn't send.</text:p>
      <text:p text:style-name="Standard">The money came through and was meant to say planned finish</text:p>
      <text:p text:style-name="Standard">date will be Friday the 21st of June, and should expect to</text:p>
      <text:p text:style-name="Standard">complete the prototype by the end of the week!</text:p>
      <text:p text:style-name="Standard"/>
      <text:p text:style-name="Standard">On Fri, 7 June 2024, 10:13 Shop 1, &lt;levers@leversart.com&gt; wrote:</text:p>
      <text:p text:style-name="Standard">Hi Aaron, just wondering how things are coming along? Cheers</text:p>
      <text:p text:style-name="Standard"/>
      <text:p text:style-name="Standard">On 11/6/24 18:41, Aaron Rahardja wrote:</text:p>
      <text:p text:style-name="Standard">Ok sorry for the silence, but yeah got caught up with things, but wonder</text:p>
      <text:p text:style-name="Standard">if this sort of application layout and the types of options are ok?</text:p>
      <text:p text:style-name="Standard">This is the version that just has the layouts of the options formed as if</text:p>
      <text:p text:style-name="Standard">all the checkboxes were ticked. When the window is resized there</text:p>
      <text:p text:style-name="Standard">should be a grey box to the right, and I hope the sizing of things are ok,</text:p>
      <text:p text:style-name="Standard">at the moment the thing can not scroll. I haven't written the code for</text:p>
      <text:p text:style-name="Standard">that yet.</text:p>
      <text:p text:style-name="Standard">However, the idea is that the checkboxes are for selecting what's</text:p>
      <text:p text:style-name="Standard">needed and then the options relevant are the ones visible, and the grey</text:p>
      <text:p text:style-name="Standard">box to the right would be a preview of the framing layout with the mats</text:p>
      <text:p text:style-name="Standard">and the frame.</text:p>
      <text:p text:style-name="Standard">Any feedback is appreciated, even if you are unhappy with how it looks!</text:p>
      <text:p text:style-name="Standard">Python is an interesting language to program a GUI for and since I have</text:p>
      <text:p text:style-name="Standard">set up an idea for a layout, it would be easy for me to do in another</text:p>
      <text:p text:style-name="Standard">language that is probably more scalable in the future, or we could keep</text:p>
      <text:p text:style-name="Standard">this as is for as a program.</text:p>
      <text:p text:style-name="Standard">Obviously as of yet all of the actual functions behind the scenes aren't</text:p>
      <text:p text:style-name="Standard">connected yet, and I plan to get the thing working without a database,</text:p>
      <text:p text:style-name="Standard">and will make the ui do the calculations before linking it with a skeleton</text:p>
      <text:p text:style-name="Standard">database.</text:p>
      <text:p text:style-name="Standard">Here are the files, just keep the 3 py files in the same folder and ensure</text:p>
      <text:p text:style-name="Standard">python is installed on the computer and it should be runnable!</text:p>
      <text:p text:style-name="Standard"/>
      <text:p text:style-name="Standard"/>
      <text:p text:style-name="Standard">On Wed, 12 Jun 2024 at 23:49, levers &lt;levers@leversart.com&gt; wrote:</text:p>
      <text:p text:style-name="Standard">Hi Aaron, so yeah, I like the simplicity of the layout design. This just being</text:p>
      <text:p text:style-name="Standard">the surface interface layer, i see that there is no request for size of a mat</text:p>
      <text:p text:style-name="Standard">or frame which I guess would be on the next level upon selecting and</text:p>
      <text:p text:style-name="Standard">moving onto the next screen.I imagine you would also dummy proof input</text:p>
      <text:p text:style-name="Standard">possibilities given non-technically minded people will operate it like say</text:p>
      <text:p text:style-name="Standard">not being able to input stretch size unless the stretch box has been</text:p>
      <text:p text:style-name="Standard">selected and likewise with laminating etc?</text:p>
      <text:p text:style-name="Standard">Ok so I guess you could also add here for it will need to be added</text:p>
      <text:p text:style-name="Standard">somewhere, some description boxes that will output to one or all of</text:p>
      <text:p text:style-name="Standard"><text:soft-page-break/>invoice, work detail and/or boolean for further calculation:</text:p>
      <text:p text:style-name="Standard">Specifically, 1/ allowing text input to the question, "What is the item?", 2/</text:p>
      <text:p text:style-name="Standard">allowing text input for what an actual caption will read registering case</text:p>
      <text:p text:style-name="Standard">and punctuation with the size to be inputted at some point. and 3/ with</text:p>
      <text:p text:style-name="Standard">this layout there would need to be a boolean for stretching at some point</text:p>
      <text:p text:style-name="Standard">given that stretching can be for a tapestry or a canvas and each are</text:p>
      <text:p text:style-name="Standard">costed differently as they involve different procedures.</text:p>
      <text:p text:style-name="Standard">Also rarely an item could have 2 or more frames where one frame frames</text:p>
      <text:p text:style-name="Standard">another and in the case of a second or third frame, they would not</text:p>
      <text:p text:style-name="Standard">correspond to the outer size of the item but rather the outer size of the</text:p>
      <text:p text:style-name="Standard">frame before it which could be a pythagorean calc based on the width of</text:p>
      <text:p text:style-name="Standard">the the frame that's being framed or combining widths of inner frames</text:p>
      <text:p text:style-name="Standard">being framed in the extraordinarily rare case such would happen. On this,</text:p>
      <text:p text:style-name="Standard">we intend moulding width to be a parameter stored in relation to</text:p>
      <text:p text:style-name="Standard">mouldings in the database so it could draw from that.</text:p>
      <text:p text:style-name="Standard">But yeah, looks pretty strait forward which is good. Possibly something</text:p>
      <text:p text:style-name="Standard">missed here but I guess we'll figure that out when you're further along</text:p>
      <text:p text:style-name="Standard">and we start testing it out.</text:p>
      <text:p text:style-name="Standard">I've possibly mentioned stuff that you'd already considered and planned</text:p>
      <text:p text:style-name="Standard">on incorporating differently and wherever that's the case just continue</text:p>
      <text:p text:style-name="Standard">along the lines you were thinking. Let's stick to python for now but let me</text:p>
      <text:p text:style-name="Standard">know what other option you were talking about regards scalability.</text:p>
      <text:p text:style-name="Standard">Keep me posted once a week or so and let me know when you need the</text:p>
      <text:p text:style-name="Standard">next installment. Cheers!</text:p>
      <text:p text:style-name="Standard"/>
      <text:p text:style-name="Standard">On 13/6/24 03:17, Aaron Rahardja wrote:</text:p>
      <text:p text:style-name="Standard">Ah, yes should have mentioned that the one functional (sorta) thing I have</text:p>
      <text:p text:style-name="Standard">is the mat size options... I haven't done the frame size yet.</text:p>
      <text:p text:style-name="Standard">If you enter a number of mats for the mat, and click update, you will see</text:p>
      <text:p text:style-name="Standard">textboxes for mat sizes.</text:p>
      <text:p text:style-name="Standard">Also the thing with the checkboxes and still being able to enter stuff, I</text:p>
      <text:p text:style-name="Standard">haven't programmed it, but the checkboxes will start unchecked by default</text:p>
      <text:p text:style-name="Standard">and all data entries will be blank, when the checkboxes are ticked the</text:p>
      <text:p text:style-name="Standard">appropriate options will appear and only the options visible will be</text:p>
      <text:p text:style-name="Standard">recorded.</text:p>
      <text:p text:style-name="Standard">Will keep you posted when I can and thanks for the feedback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3T20:23:09.691664558</meta:creation-date>
    <dc:date>2024-08-23T21:27:30.802357029</dc:date>
    <meta:editing-duration>PT11M2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4" meta:paragraph-count="179" meta:word-count="1621" meta:character-count="8778" meta:non-whitespace-character-count="7336"/>
  </office:meta>
</office:document-meta>
</file>